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ální" style:master-page-name="MP0" style:family="paragraph">
      <style:paragraph-properties fo:break-before="page" fo:text-align="center"/>
      <style:text-properties style:font-name="Arial" style:font-name-complex="Arial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Normální" style:family="paragraph">
      <style:text-properties style:font-name="Arial" style:font-name-complex="Arial" fo:font-size="11pt" style:font-size-asian="11pt" style:font-size-complex="11pt"/>
    </style:style>
    <style:style style:name="P10" style:parent-style-name="Normální" style:family="paragraph">
      <style:text-properties style:font-name="Arial" style:font-name-complex="Arial" fo:font-size="11pt" style:font-size-asian="11pt" style:font-size-complex="11pt"/>
    </style:style>
    <style:style style:name="P11" style:parent-style-name="Normální" style:family="paragraph">
      <style:paragraph-properties fo:text-align="justify"/>
    </style:style>
    <style:style style:name="T1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0" style:parent-style-name="Značkapozn.podčarou" style:family="text">
      <style:text-properties style:font-name="Arial" style:font-name-complex="Arial" fo:font-size="11pt" style:font-size-asian="11pt" style:font-size-complex="11pt"/>
    </style:style>
    <style:style style:name="P21" style:parent-style-name="Textpozn.podčarou" style:family="paragraph">
      <style:paragraph-properties fo:text-align="justify"/>
    </style:style>
    <style:style style:name="T22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3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4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5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6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7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8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9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30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31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3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4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5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6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7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8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9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4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P41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2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43" style:parent-style-name="Normální" style:list-style-name="LFO4" style:family="paragraph">
      <style:text-properties style:font-name="Arial" style:font-name-complex="Arial" fo:font-weight="bold" style:font-weight-asian="bold"/>
    </style:style>
    <style:style style:name="P44" style:parent-style-name="Normální" style:family="paragraph">
      <style:paragraph-properties fo:text-align="justify"/>
    </style:style>
    <style:style style:name="T4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57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58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59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60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61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62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6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6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6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6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6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6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6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7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71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72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73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74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75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7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7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7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7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80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81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82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83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8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8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8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P87" style:parent-style-name="Normální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88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89" style:parent-style-name="Normální" style:family="paragraph">
      <style:paragraph-properties fo:text-align="justify"/>
      <style:text-properties style:font-name="Arial" style:font-name-complex="Arial" fo:font-size="9pt" style:font-size-asian="9pt" style:font-size-complex="9pt"/>
    </style:style>
    <style:style style:name="P90" style:parent-style-name="Normální" style:list-style-name="LFO2" style:family="paragraph">
      <style:paragraph-properties fo:text-align="justify"/>
    </style:style>
    <style:style style:name="T91" style:parent-style-name="Standardnípísmoodstavce" style:family="text">
      <style:text-properties style:font-name="Arial" style:font-name-complex="Arial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92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93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94" style:parent-style-name="Normální" style:list-style-name="LFO2" style:family="paragraph">
      <style:paragraph-properties fo:text-align="justify"/>
    </style:style>
    <style:style style:name="T95" style:parent-style-name="Standardnípísmoodstavce" style:family="text">
      <style:text-properties style:font-name="Arial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96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97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98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99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00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01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102" style:parent-style-name="Normální" style:list-style-name="LFO2" style:family="paragraph">
      <style:paragraph-properties fo:text-align="justify"/>
    </style:style>
    <style:style style:name="T103" style:parent-style-name="Standardnípísmoodstavce" style:family="text">
      <style:text-properties style:font-name="Arial" style:font-name-complex="Arial" style:font-weight-complex="bold" fo:color="#000000" fo:font-size="11pt" style:font-size-asian="11pt" style:font-size-complex="11pt"/>
    </style:style>
    <style:style style:name="T104" style:parent-style-name="Standardnípísmoodstavce" style:family="text">
      <style:text-properties style:font-name="Arial" style:font-name-complex="Arial" style:font-weight-complex="bold" fo:color="#000000" fo:font-size="11pt" style:font-size-asian="11pt" style:font-size-complex="11pt"/>
    </style:style>
    <style:style style:name="T105" style:parent-style-name="Standardnípísmoodstavce" style:family="text">
      <style:text-properties style:font-name="Arial" style:font-name-complex="Arial" style:font-weight-complex="bold" fo:color="#000000" fo:font-size="11pt" style:font-size-asian="11pt" style:font-size-complex="11pt"/>
    </style:style>
    <style:style style:name="T106" style:parent-style-name="Standardnípísmoodstavce" style:family="text">
      <style:text-properties style:font-name="Arial" style:font-name-complex="Arial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07" style:parent-style-name="Standardnípísmoodstavce" style:family="text">
      <style:text-properties style:font-name="Arial" style:font-name-complex="Arial" style:font-weight-complex="bold" fo:color="#000000" fo:font-size="11pt" style:font-size-asian="11pt" style:font-size-complex="11pt"/>
    </style:style>
    <style:style style:name="T108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09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110" style:parent-style-name="Normální" style:list-style-name="LFO2" style:family="paragraph">
      <style:paragraph-properties fo:text-align="justify"/>
    </style:style>
    <style:style style:name="T111" style:parent-style-name="Standardnípísmoodstavce" style:family="text">
      <style:text-properties style:font-name="Arial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12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13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14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15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116" style:parent-style-name="Normální" style:list-style-name="LFO2" style:family="paragraph">
      <style:paragraph-properties fo:text-align="justify"/>
    </style:style>
    <style:style style:name="T117" style:parent-style-name="Standardnípísmoodstavce" style:family="text">
      <style:text-properties style:font-name="Arial" style:font-name-complex="Arial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18" style:parent-style-name="Standardnípísmoodstavce" style:family="text">
      <style:text-properties style:font-name="Arial" style:font-name-complex="Arial" style:font-weight-complex="bold" fo:color="#000000" fo:font-size="11pt" style:font-size-asian="11pt" style:font-size-complex="11pt"/>
    </style:style>
    <style:style style:name="T119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20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121" style:parent-style-name="Normální" style:list-style-name="LFO2" style:family="paragraph">
      <style:paragraph-properties fo:text-align="justify"/>
    </style:style>
    <style:style style:name="T122" style:parent-style-name="Standardnípísmoodstavce" style:family="text">
      <style:text-properties style:font-name="Arial" style:font-name-complex="Arial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23" style:parent-style-name="Standardnípísmoodstavce" style:family="text">
      <style:text-properties style:font-name="Arial" style:font-name-complex="Arial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24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25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26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27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28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29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130" style:parent-style-name="Normální" style:list-style-name="LFO2" style:family="paragraph">
      <style:paragraph-properties fo:text-align="justify"/>
    </style:style>
    <style:style style:name="T131" style:parent-style-name="Standardnípísmoodstavce" style:family="text">
      <style:text-properties style:font-name="Arial" style:font-name-complex="Arial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32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33" style:parent-style-name="Standardnípísmoodstavce" style:family="text">
      <style:text-properties style:font-name="Arial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34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35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36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37" style:parent-style-name="Standardnípísmoodstavce" style:family="text">
      <style:text-properties style:font-name="Arial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38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39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40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41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42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143" style:parent-style-name="Normální" style:list-style-name="LFO2" style:family="paragraph">
      <style:paragraph-properties fo:text-align="justify"/>
    </style:style>
    <style:style style:name="T144" style:parent-style-name="Standardnípísmoodstavce" style:family="text">
      <style:text-properties style:font-name="Arial" style:font-name-complex="Arial" style:font-weight-complex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45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T146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147" style:parent-style-name="Normální" style:list-style-name="LFO2" style:family="paragraph">
      <style:paragraph-properties fo:text-align="justify"/>
    </style:style>
    <style:style style:name="T148" style:parent-style-name="Standardnípísmoodstavce" style:family="text">
      <style:text-properties style:font-name="Arial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49" style:parent-style-name="Standardnípísmoodstavce" style:family="text">
      <style:text-properties style:font-name="Arial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50" style:parent-style-name="Standardnípísmoodstavce" style:family="text">
      <style:text-properties style:font-name="Arial" style:font-name-complex="Arial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51" style:parent-style-name="Standardnípísmoodstavce" style:family="text">
      <style:text-properties style:font-name="Arial" style:font-name-complex="Arial" fo:color="#000000" fo:font-size="11pt" style:font-size-asian="11pt" style:font-size-complex="11pt"/>
    </style:style>
    <style:style style:name="P152" style:parent-style-name="Normální" style:family="paragraph">
      <style:paragraph-properties fo:text-align="justify"/>
      <style:text-properties style:font-name="Arial" style:font-name-complex="Arial" fo:color="#000000" fo:font-size="11pt" style:font-size-asian="11pt" style:font-size-complex="11pt"/>
    </style:style>
    <style:style style:name="P153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54" style:parent-style-name="Normální" style:list-style-name="LFO4" style:family="paragraph">
      <style:paragraph-properties fo:text-align="justify"/>
      <style:text-properties style:font-name="Arial" style:font-name-complex="Arial" fo:font-weight="bold" style:font-weight-asian="bold"/>
    </style:style>
    <style:style style:name="P155" style:parent-style-name="Normální" style:family="paragraph">
      <style:paragraph-properties fo:text-align="justify"/>
    </style:style>
    <style:style style:name="T15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5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5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5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7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6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6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P171" style:parent-style-name="Normální" style:family="paragraph">
      <style:paragraph-properties fo:text-align="justify"/>
    </style:style>
    <style:style style:name="T172" style:parent-style-name="Standardnípísmoodstavce" style:family="text">
      <style:text-properties style:font-name="Arial" style:font-name-complex="Arial" style:font-weight-complex="bold" fo:font-size="11pt" style:font-size-asian="11pt" style:font-size-complex="11pt"/>
    </style:style>
    <style:style style:name="T17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4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7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7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8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P190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91" style:parent-style-name="Normální" style:family="paragraph">
      <style:paragraph-properties fo:text-align="justify"/>
      <style:text-properties style:font-name="Arial" style:font-name-complex="Arial" fo:font-size="11pt" style:font-size-asian="11pt" style:font-size-complex="11pt"/>
    </style:style>
    <style:style style:name="P192" style:parent-style-name="Normální" style:list-style-name="LFO4" style:family="paragraph">
      <style:text-properties style:font-name="Arial" style:font-name-complex="Arial" fo:font-weight="bold" style:font-weight-asian="bold"/>
    </style:style>
    <style:style style:name="P193" style:parent-style-name="Základnítextodsazený" style:family="paragraph">
      <style:paragraph-properties fo:margin-bottom="0in" fo:text-indent="0in"/>
    </style:style>
    <style:style style:name="T19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95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96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97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19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19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0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0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0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0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0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0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0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0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0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0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1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1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1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1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1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1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1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1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1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1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2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2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2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2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24" style:parent-style-name="Značkapozn.podčarou" style:family="text">
      <style:text-properties style:font-name="Arial" style:font-name-complex="Arial" fo:font-size="11pt" style:font-size-asian="11pt" style:font-size-complex="11pt"/>
    </style:style>
    <style:style style:name="P225" style:parent-style-name="Textpozn.podčarou" style:family="paragraph">
      <style:paragraph-properties fo:text-align="justify"/>
    </style:style>
    <style:style style:name="T226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27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28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29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30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31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32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33" style:parent-style-name="Standardnípísmoodstavce" style:family="text">
      <style:text-properties style:font-name="Arial" style:font-name-complex="Arial" fo:font-size="8pt" style:font-size-asian="8pt" style:font-size-complex="8pt"/>
    </style:style>
    <style:style style:name="T23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35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36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37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3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3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4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4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4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4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4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4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4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4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4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4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5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5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5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P253" style:parent-style-name="Základnítextodsazený" style:family="paragraph">
      <style:paragraph-properties fo:margin-bottom="0in" fo:text-indent="0in"/>
    </style:style>
    <style:style style:name="T25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5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5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57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58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59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60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61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62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63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6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65" style:parent-style-name="Standardnípísmoodstavce" style:family="text">
      <style:text-properties style:font-name="Arial" style:font-name-complex="Arial" fo:font-weight="bold" style:font-weight-asian="bold" fo:font-size="11pt" style:font-size-asian="11pt" style:font-size-complex="11pt"/>
    </style:style>
    <style:style style:name="T26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6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6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6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7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7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7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7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7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7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7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7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7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7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8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8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8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8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8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8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8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8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8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8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9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9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92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29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P294" style:parent-style-name="Základnítextodsazený" style:family="paragraph">
      <style:paragraph-properties fo:margin-bottom="0in" fo:text-indent="0in"/>
      <style:text-properties style:font-name="Arial" style:font-name-complex="Arial" fo:font-size="11pt" style:font-size-asian="11pt" style:font-size-complex="11pt"/>
    </style:style>
    <style:style style:name="P295" style:parent-style-name="Základnítextodsazený" style:family="paragraph">
      <style:paragraph-properties fo:margin-bottom="0in" fo:text-indent="0in"/>
      <style:text-properties style:font-name="Arial" style:font-name-complex="Arial" fo:font-size="11pt" style:font-size-asian="11pt" style:font-size-complex="11pt"/>
    </style:style>
    <style:style style:name="P296" style:parent-style-name="Základnítextodsazený" style:list-style-name="LFO4" style:family="paragraph">
      <style:paragraph-properties fo:margin-bottom="0in"/>
      <style:text-properties style:font-name="Arial" style:font-name-complex="Arial" fo:font-weight="bold" style:font-weight-asian="bold" style:font-size-complex="12pt"/>
    </style:style>
    <style:style style:name="P297" style:parent-style-name="Základnítextodsazený" style:family="paragraph">
      <style:paragraph-properties fo:margin-bottom="0in" fo:text-indent="0in"/>
    </style:style>
    <style:style style:name="T29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29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0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0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0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0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0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0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0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0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0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0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1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1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1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1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1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1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1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1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1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1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2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2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2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2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2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25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26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27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28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2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3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3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P332" style:parent-style-name="Základnítextodsazený" style:family="paragraph">
      <style:paragraph-properties fo:margin-bottom="0in" fo:text-indent="0in"/>
    </style:style>
    <style:style style:name="T33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3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3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3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37" style:parent-style-name="Hypertextovýodkaz" style:family="text">
      <style:text-properties style:font-name="Arial" style:font-name-complex="Arial" fo:font-size="11pt" style:font-size-asian="11pt" style:font-size-complex="11pt"/>
    </style:style>
    <style:style style:name="T33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P339" style:parent-style-name="Základnítextodsazený" style:family="paragraph">
      <style:paragraph-properties fo:margin-bottom="0in" fo:text-indent="0in"/>
      <style:text-properties style:font-name="Arial" style:font-name-complex="Arial" fo:font-size="11pt" style:font-size-asian="11pt" style:font-size-complex="11pt"/>
    </style:style>
    <style:style style:name="P340" style:parent-style-name="Základnítextodsazený" style:family="paragraph">
      <style:paragraph-properties fo:margin-bottom="0in" fo:text-indent="0in"/>
      <style:text-properties style:font-name="Arial" style:font-name-complex="Arial" fo:font-size="11pt" style:font-size-asian="11pt" style:font-size-complex="11pt"/>
    </style:style>
    <style:style style:name="P341" style:parent-style-name="Základnítextodsazený" style:list-style-name="LFO4" style:family="paragraph">
      <style:paragraph-properties fo:margin-bottom="0in"/>
      <style:text-properties style:font-name="Arial" style:font-name-complex="Arial" fo:font-weight="bold" style:font-weight-asian="bold" style:font-size-complex="12pt"/>
    </style:style>
    <style:style style:name="P342" style:parent-style-name="Normální" style:family="paragraph">
      <style:paragraph-properties fo:text-align="justify"/>
    </style:style>
    <style:style style:name="T34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4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4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4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4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4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4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5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5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5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5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5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5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5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57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5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5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6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6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6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6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6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6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6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6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6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6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7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7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7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7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7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7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P376" style:parent-style-name="Normální" style:family="paragraph">
      <style:paragraph-properties fo:text-align="justify"/>
    </style:style>
    <style:style style:name="T37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7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7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80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8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8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8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8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85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86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87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88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89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90" style:parent-style-name="Standardnípísmoodstavce" style:family="text">
      <style:text-properties style:font-name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T39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9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9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9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9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9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9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9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39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0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1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2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3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4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5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6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7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8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09" style:parent-style-name="Standardnípísmoodstavce" style:family="text">
      <style:text-properties style:font-name="Arial" style:font-name-complex="Arial" fo:font-size="11pt" style:font-size-asian="11pt" style:font-size-complex="11pt"/>
    </style:style>
    <style:style style:name="T410" style:parent-style-name="Standardnípísmoodstavce" style:family="text">
      <style:text-properties style:font-name="Arial" style:font-name-complex="Arial" fo:font-size="11pt" style:font-size-asian="11pt" style:font-size-complex="11pt"/>
    </style:style>
  </office:automatic-styles>
  <office:body>
    <office:text text:use-soft-page-breaks="true">
      <text:p text:style-name="P1">Veřejný ochránce práv a ochrana osob omezených na svobodě</text:p>
      <text:p text:style-name="P9"/>
      <text:p text:style-name="P10"/>
      <text:p text:style-name="P11"><text:span text:style-name="T12">Veřejný ochránce práv</text:span><text:span text:style-name="T13"><text:s/>působí rovněž jako<text:s/></text:span><text:span text:style-name="T14">t</text:span><text:span text:style-name="T15">z</text:span><text:span text:style-name="T16">v</text:span><text:span text:style-name="T17">. národní pr</text:span><text:span text:style-name="T18">eventivní mechanism</text:span><text:span text:style-name="T19">us.</text:span><text:span text:style-name="T20"><text:note text:note-class="footnote" text:id="_ftn0"><text:note-citation>1</text:note-citation><text:note-body><text:p text:style-name="P21"><text:span text:style-name="T22"><text:s/></text:span><text:span text:style-name="T23">K</text:span><text:span text:style-name="T24"><text:s/></text:span><text:span text:style-name="T25">jeho vytvoření se Česká republika zavázala přijetím Opčního protokolu k</text:span><text:span text:style-name="T26"><text:s/></text:span><text:span text:style-name="T27">Úmluvě proti mučení<text:s/></text:span><text:span text:style-name="T28">a jinému krutému, nelidskému či </text:span><text:span text:style-name="T29">ponižujícímu zacházení nebo trestání (s</text:span><text:span text:style-name="T30">dělení Ministerstva zahraničních věcí č. 78/2006 Sb. m. s.</text:span><text:span text:style-name="T31">).</text:span></text:p></text:note-body></text:note></text:span><text:span text:style-name="T32"><text:s/>Úkolem ochránce je tedy</text:span><text:span text:style-name="T33"><text:s/>provádět<text:s/></text:span><text:span text:style-name="T34">systematické</text:span><text:span text:style-name="T35"><text:s/>preventivní návštěvy všech míst a zařízení</text:span><text:span text:style-name="T36">, kde</text:span><text:span text:style-name="T37"><text:s/></text:span><text:span text:style-name="T38">se </text:span><text:span text:style-name="T39">nacházejí nebo mohou nacházet osoby omezené na svobodě</text:span><text:span text:style-name="T40">.</text:span></text:p>
      <text:p text:style-name="P41"/>
      <text:p text:style-name="P42"/>
      <text:list text:style-name="LFO4" text:continue-numbering="true">
        <text:list-item>
          <text:p text:style-name="P43">Která místa a zařízení veřejný ochránce práv systematicky navštěvuje?</text:p>
        </text:list-item>
      </text:list>
      <text:p text:style-name="P44"><text:span text:style-name="T45">Z</text:span><text:span text:style-name="T46">ařízení, v</text:span><text:span text:style-name="T47">e</text:span><text:span text:style-name="T48"><text:s/></text:span><text:span text:style-name="T49">kterých jsou prováděny návštěvy</text:span><text:span text:style-name="T50">,</text:span><text:span text:style-name="T51"><text:s/>j</text:span><text:span text:style-name="T52">sou</text:span><text:span text:style-name="T53"><text:s/>různorodá.<text:s/></text:span><text:span text:style-name="T54">Určující je skutečnost faktického omezení svobody člověka.<text:s/></text:span><text:span text:style-name="T55">Jedná se o zařízení</text:span><text:span text:style-name="T56"><text:s/></text:span><text:span text:style-name="T57">veřejná (</text:span><text:span text:style-name="T58">státní</text:span><text:span text:style-name="T59">)</text:span><text:span text:style-name="T60"><text:s/></text:span><text:span text:style-name="T61">i<text:s/></text:span><text:span text:style-name="T62">soukromá</text:span><text:span text:style-name="T63">;</text:span><text:span text:style-name="T64"><text:s/></text:span><text:span text:style-name="T65">osoby<text:s/></text:span><text:span text:style-name="T66">jsou<text:s/></text:span><text:span text:style-name="T67">v</text:span><text:span text:style-name="T68"><text:s/></text:span><text:span text:style-name="T69">nich<text:s/></text:span><text:span text:style-name="T70">umístěny<text:s/></text:span><text:span text:style-name="T71">na základě soudního</text:span><text:span text:style-name="T72"><text:s/></text:span><text:span text:style-name="T73">či</text:span><text:span text:style-name="T74"><text:s/>jiného</text:span><text:span text:style-name="T75"><text:s/>rozhodnutí orgánu veřejné moci</text:span><text:span text:style-name="T76"><text:s/>(např. věznice, policejní cely</text:span><text:span text:style-name="T77">, výchovné ústavy</text:span><text:span text:style-name="T78">) nebo<text:s/></text:span><text:span text:style-name="T79">je jejich omezení na svobodě<text:s/></text:span><text:span text:style-name="T80">důsledk</text:span><text:span text:style-name="T81">em</text:span><text:span text:style-name="T82"><text:s/></text:span><text:span text:style-name="T83">závislosti na poskytované péči</text:span><text:span text:style-name="T84"><text:s/>(např. domovy pro senior</text:span><text:span text:style-name="T85">y, léčebny dlouhodobě nemocných</text:span><text:span text:style-name="T86">).</text:span></text:p>
      <text:p text:style-name="P87"/>
      <text:p text:style-name="P88">Konkrétně se jedná o tato zařízení:</text:p>
      <text:p text:style-name="P89"/>
      <text:list text:style-name="LFO2" text:continue-numbering="true">
        <text:list-item>
          <text:p text:style-name="P90"><text:span text:style-name="T91">vězeňská zařízení</text:span><text:span text:style-name="T92">, tj. věznice, vazební věznice</text:span><text:span text:style-name="T93"><text:s/>a ústavy pro výkon zabezpečovací detence,</text:span></text:p>
        </text:list-item>
        <text:list-item>
          <text:p text:style-name="P94"><text:span text:style-name="T95">policejní cely</text:span><text:span text:style-name="T96"><text:s/>a podobná místa sloužící k</text:span><text:span text:style-name="T97"><text:s/></text:span><text:span text:style-name="T98">umístění zatčených</text:span><text:span text:style-name="T99">, zadržených, předvedených nebo </text:span><text:span text:style-name="T100">zajištěných osob</text:span><text:span text:style-name="T101">,</text:span></text:p>
        </text:list-item>
        <text:list-item>
          <text:p text:style-name="P102"><text:span text:style-name="T103">zařízení, v</text:span><text:span text:style-name="T104"><text:s/></text:span><text:span text:style-name="T105">nichž se vykonává<text:s/></text:span><text:span text:style-name="T106">ochranná nebo ústavní výchova</text:span><text:span text:style-name="T107">,<text:s/></text:span><text:span text:style-name="T108">tj. diagnostické ústavy, dětské domovy, dětské domovy se školou a výchovné ústavy</text:span><text:span text:style-name="T109">,</text:span></text:p>
        </text:list-item>
        <text:list-item>
          <text:p text:style-name="P110"><text:span text:style-name="T111">zařízení pro zajištění cizinců</text:span><text:span text:style-name="T112"><text:s/>sloužící k</text:span><text:span text:style-name="T113"><text:s/></text:span><text:span text:style-name="T114">zajištění cizinců za účelem správního vyhoštění</text:span><text:span text:style-name="T115">,</text:span></text:p>
        </text:list-item>
        <text:list-item>
          <text:p text:style-name="P116"><text:span text:style-name="T117">azylová zařízení</text:span><text:span text:style-name="T118"><text:s/>pro cizince</text:span><text:span text:style-name="T119">,</text:span><text:span text:style-name="T120"><text:s/></text:span></text:p>
        </text:list-item>
        <text:list-item>
          <text:p text:style-name="P121"><text:span text:style-name="T122">zařízení sociální</text:span><text:span text:style-name="T123">ch služeb</text:span><text:span text:style-name="T124">,<text:s/></text:span><text:span text:style-name="T125">a to<text:s/></text:span><text:span text:style-name="T126">zejména<text:s/></text:span><text:span text:style-name="T127">zařízení, která poskytují pobytové služby</text:span><text:span text:style-name="T128"><text:s/>(domovy<text:s/></text:span><text:span text:style-name="T129">pro osoby se zdravotním postižením, domovy pro seniory, domovy se zvláštním režimem, azylové domy, chráněné bydlení, týdenní stacionáře, domy na půli cesty),<text:s/></text:span></text:p>
        </text:list-item>
        <text:list-item>
          <text:p text:style-name="P130"><text:span text:style-name="T131">zdravotnická zařízení</text:span><text:span text:style-name="T132">, tj. zejména léčebné ústavy (včetně psychiatrických léčeben a léčeben dlouhodobě nemocných), dále tzv.<text:s/></text:span><text:span text:style-name="T133">zvláštní dětská zařízení</text:span><text:span text:style-name="T134">, tj. kojenecké ústavy, dětské domovy a jesle,<text:s/></text:span><text:span text:style-name="T135">pečující o děti do tří let věku,<text:s/></text:span><text:span text:style-name="T136">ale i<text:s/></text:span><text:span text:style-name="T137">nemocnice</text:span><text:span text:style-name="T138"><text:s/>(zejména oddělení poskytující lůžkovou péči, jejich uzavřená oddě</text:span><text:span text:style-name="T139">lení)</text:span><text:span text:style-name="T140"><text:s/>a další zdravotnická zařízení, jako jsou protialkoholní záchytné stanice či<text:s/></text:span><text:span text:style-name="T141">hospicy</text:span><text:span text:style-name="T142">,</text:span></text:p>
        </text:list-item>
        <text:list-item>
          <text:p text:style-name="P143"><text:span text:style-name="T144">zařízení sociálně-právní ochrany dětí</text:span><text:span text:style-name="T145">, tj. zařízení pro děti vyžadující okamžitou pomoc</text:span><text:span text:style-name="T146">,</text:span></text:p>
        </text:list-item>
        <text:list-item>
          <text:p text:style-name="P147"><text:span text:style-name="T148">veřejná zařízení pro přežití obyvatelstva za</text:span><text:span text:style-name="T149"><text:s/></text:span><text:span text:style-name="T150">krizových situací</text:span><text:span text:style-name="T151">.</text:span></text:p>
        </text:list-item>
      </text:list>
      <text:p text:style-name="P152"/>
      <text:p text:style-name="P153"/>
      <text:list text:style-name="LFO4" text:continue-numbering="true">
        <text:list-item>
          <text:p text:style-name="P154">Co<text:s/>je účelem návštěv?</text:p>
        </text:list-item>
      </text:list>
      <text:p text:style-name="P155"><text:span text:style-name="T156">Při návštěvách v</text:span><text:span text:style-name="T157"><text:s/></text:span><text:span text:style-name="T158">zařízeních ochránce zjišťuje, jak je s</text:span><text:span text:style-name="T159"><text:s/></text:span><text:span text:style-name="T160">osobami omezenými na svobodě</text:span><text:span text:style-name="T161"><text:s/>zacházeno, snaží se</text:span><text:span text:style-name="T162"><text:s/></text:span><text:span text:style-name="T163">zajistit respektování jejich základních práv<text:s/></text:span><text:span text:style-name="T164">a posílit jejich ochranu před </text:span><text:span text:style-name="T165">tzv.</text:span><text:span text:style-name="T166"> </text:span><text:span text:style-name="T167">špatným zacházením</text:span><text:span text:style-name="T168"><text:s/>ze</text:span><text:span text:style-name="T169"><text:s/></text:span><text:span text:style-name="T170">strany konkrétního zařízení.</text:span></text:p>
      <text:p text:style-name="P171"><text:span text:style-name="T172">Špatným zacházením</text:span><text:span text:style-name="T173"><text:s/>je třeba rozumět<text:s/></text:span><text:span text:style-name="T174">jednání, které nerespektuje lidskou důstojnost</text:span><text:span text:style-name="T175">.</text:span><text:span text:style-name="T176"><text:s/>Podle míry zásahu do lidské<text:s/></text:span><text:span text:style-name="T177">důstojnosti, nebo</text:span><text:span text:style-name="T178"><text:s/>dokonce do tělesné<text:s/></text:span><text:span text:style-name="T179">integrity, může</text:span><text:span text:style-name="T180"><text:s/>mít špatné zacházení konkrétně podobu mučení, krutého, nelidského či ponižujícího zacházení nebo trestání, neúcty k člověku a jeho právům, nerespektování jeho sociální au</text:span><text:span text:style-name="T181">tonomie, soukromí nebo práva na </text:span><text:span text:style-name="T182">spoluúčast v procesu rozhodování o jeho vlastním živ</text:span><text:span text:style-name="T183">otě či zneužívání závislosti na </text:span><text:span text:style-name="T184">poskytované péči nebo její prohlubování. Formálně může špatné zacházení spočívat nejen v porušování základních práv garantovaných Listinou základních práv a svobod nebo mezinárodními úmluvami či v překračování zákonů a podzák</text:span><text:span text:style-name="T185">onných právních předpisů, ale i </text:span><text:span text:style-name="T186">v neplnění více či méně závazných instrukcí, pokynů, popřípadě standardů kv</text:span><text:span text:style-name="T187">ality zacházení, podpory a péče a</text:span><text:span text:style-name="T188"><text:s/>dobr</text:span><text:span text:style-name="T189">é praxe.</text:span></text:p>
      <text:p text:style-name="P190"/>
      <text:p text:style-name="P191"/>
      <text:list text:style-name="LFO4" text:continue-numbering="true">
        <text:list-item>
          <text:p text:style-name="P192">Jakým způsobem veřejný ochránce práv návštěvy provádí?</text:p>
        </text:list-item>
      </text:list>
      <text:p text:style-name="P193"><text:span text:style-name="T194">Jde o návštěvy<text:s/></text:span><text:span text:style-name="T195">systematické, pravidelné a s</text:span><text:span text:style-name="T196"><text:s/></text:span><text:span text:style-name="T197">preventivním zaměřením</text:span><text:span text:style-name="T198">, které jsou vykonávány podle určitého předem sestaveného plánu na ko</text:span><text:span text:style-name="T199">nkrétní časový úsek.</text:span><text:span text:style-name="T200"><text:s/></text:span><text:span text:style-name="T201">Ochránce a</text:span><text:span text:style-name="T202"><text:s/></text:span><text:span text:style-name="T203">zaměstnanci<text:s/></text:span><text:span text:style-name="T204">Kanceláře veřejného ochránce práv</text:span><text:span text:style-name="T205">, které ochránce pověří,</text:span><text:span text:style-name="T206"><text:s/>jsou oprávněni</text:span><text:span text:style-name="T207">, a to<text:s/></text:span><text:span text:style-name="T208">i bez předchozího oh</text:span><text:span text:style-name="T209">lášení,</text:span><text:span text:style-name="T210"><text:s/>navštívit</text:span><text:span text:style-name="T211"><text:s/>kterékoliv</text:span><text:span text:style-name="T212"><text:s/>zařízení<text:s/></text:span><text:span text:style-name="T213">podle své volby, hovořit o samotě</text:span><text:span text:style-name="T214"><text:s/>s</text:span><text:span text:style-name="T215"><text:s/></text:span><text:span text:style-name="T216">osobami, které si</text:span><text:span text:style-name="T217"> </text:span><text:span text:style-name="T218">vyberou, prohlédnout si jakýkoliv prostor v</text:span><text:span text:style-name="T219"><text:s/></text:span><text:span text:style-name="T220">zařízení, studovat spisy a jiné písemnosti,<text:s/></text:span><text:span text:style-name="T221">klást otázky</text:span><text:span text:style-name="T222">, hodnotit či kritizovat.</text:span><text:span text:style-name="T223"><text:s/>Ochránce má ze zákona rovněž oprávnění bez souhlasu pacienta nahlížet do zdravotnické dokumentace.</text:span><text:span text:style-name="T224"><text:note text:note-class="footnote" text:id="_ftn1"><text:note-citation>2</text:note-citation><text:note-body><text:p text:style-name="P225"><text:span text:style-name="T226"><text:s/>Jestliže je to v</text:span><text:span text:style-name="T227"><text:s/></text:span><text:span text:style-name="T228">zájmu pacienta nebo jestliže je to potřebné pro účel systematické návštěvy;<text:s/></text:span><text:span text:style-name="T229">ustanovení<text:s/></text:span><text:span text:style-name="T230">§ 65 od</text:span><text:span text:style-name="T231">st. 2 zákona č. 372/2011 </text:span><text:span text:style-name="T232">Sb., o </text:span><text:span text:style-name="T233">zdravotních službách, ve znění pozdějších předpisů.</text:span></text:p></text:note-body></text:note></text:span><text:span text:style-name="T234"><text:s/></text:span><text:span text:style-name="T235">Zárukou<text:s/></text:span><text:span text:style-name="T236">odbornosti<text:s/></text:span><text:span text:style-name="T237">a kvality</text:span><text:span text:style-name="T238"><text:s/>zjištění jsou také<text:s/></text:span><text:span text:style-name="T239">spolupracovníci</text:span><text:span text:style-name="T240"><text:s/>z</text:span><text:span text:style-name="T241"><text:s/></text:span><text:span text:style-name="T242">praxe (</text:span><text:span text:style-name="T243">z oblasti poskytování<text:s/></text:span><text:span text:style-name="T244">sociálních služeb, lékaři specialisté,<text:s/></text:span><text:span text:style-name="T245">zdravotní sestry,<text:s/></text:span><text:span text:style-name="T246">speciální pedagogové</text:span><text:span text:style-name="T247">, psychologové</text:span><text:span text:style-name="T248"><text:s/>atd.), kteří<text:s/></text:span><text:span text:style-name="T249">bývají</text:span><text:span text:style-name="T250"><text:s/>k</text:span><text:span text:style-name="T251"><text:s/></text:span><text:span text:style-name="T252">návštěvám přizváni.<text:s/></text:span></text:p>
      <text:p text:style-name="P253"><text:span text:style-name="T254">Po </text:span><text:span text:style-name="T255">provedené návštěvě</text:span><text:span text:style-name="T256"><text:s/>vypracuje ochránce<text:s/></text:span><text:span text:style-name="T257">zprávu s</text:span><text:span text:style-name="T258"><text:s/></text:span><text:span text:style-name="T259">do</text:span><text:span text:style-name="T260">poručeními<text:s/></text:span><text:span text:style-name="T261">nebo</text:span><text:span text:style-name="T262"><text:s/>s</text:span><text:span text:style-name="T263"><text:s/>návrhy opatření k nápravě</text:span><text:span text:style-name="T264">,</text:span><text:span text:style-name="T265"><text:s/></text:span><text:span text:style-name="T266">kterou</text:span><text:span text:style-name="T267"><text:s/>zašle</text:span><text:span text:style-name="T268"><text:s/>zařízení (</text:span><text:span text:style-name="T269">případně jeho zřizovateli</text:span><text:span text:style-name="T270"><text:s/>či příslušnému úřadu</text:span><text:span text:style-name="T271">)</text:span><text:span text:style-name="T272"><text:s/>k</text:span><text:span text:style-name="T273"><text:s/></text:span><text:span text:style-name="T274">vyjádření</text:span><text:span text:style-name="T275">. Svou </text:span><text:span text:style-name="T276">autoritou a argumentací se ochránce snaží<text:s/></text:span><text:span text:style-name="T277">uvedené subjekty</text:span><text:span text:style-name="T278"><text:s/>přim</text:span><text:span text:style-name="T279">ět k</text:span><text:span text:style-name="T280"><text:s/></text:span><text:span text:style-name="T281">nápravě<text:s/></text:span><text:span text:style-name="T282">nežádoucího stavu.</text:span><text:span text:style-name="T283"><text:s/></text:span><text:span text:style-name="T284">Pokud zařízení, zřizovatel či příslušný úřad<text:s/></text:span><text:span text:style-name="T285">doporučení ochránce neakceptuje</text:span><text:span text:style-name="T286">, může se och</text:span><text:span text:style-name="T287">ránce obrátit na nadřízený úřad</text:span><text:span text:style-name="T288"><text:s/></text:span><text:span text:style-name="T289">a nadto celou</text:span><text:span text:style-name="T290"><text:s/>věc</text:span><text:span text:style-name="T291"><text:s/></text:span><text:span text:style-name="T292">medializovat</text:span><text:span text:style-name="T293">.</text:span></text:p>
      <text:p text:style-name="P294"/>
      <text:p text:style-name="P295"/>
      <text:list text:style-name="LFO4" text:continue-numbering="true">
        <text:list-item>
          <text:p text:style-name="P296">Zveřejňuje ochránce svá zjištění?</text:p>
        </text:list-item>
      </text:list>
      <text:p text:style-name="P297"><text:span text:style-name="T298">V</text:span><text:span text:style-name="T299">eřejný ochránce</text:span><text:span text:style-name="T300"><text:s/>práv</text:span><text:span text:style-name="T301"><text:s/></text:span><text:span text:style-name="T302">zveřejňuje</text:span><text:span text:style-name="T303"><text:s/>svá<text:s/></text:span><text:span text:style-name="T304">souhrnná zjištění ve zprávách</text:span><text:span text:style-name="T305"><text:s/>z</text:span><text:span text:style-name="T306"><text:s/></text:span><text:span text:style-name="T307">návštěv<text:s/></text:span><text:span text:style-name="T308">zařízení určitého typu</text:span><text:span text:style-name="T309">.<text:s/></text:span><text:span text:style-name="T310">V</text:span><text:span text:style-name="T311"><text:s/></text:span><text:span text:style-name="T312">nich</text:span><text:span text:style-name="T313"><text:s/>hodnotí aktuální stav, systémové i konkrétní nedostatky, uv</text:span><text:span text:style-name="T314">ádí</text:span><text:span text:style-name="T315"><text:s/>příklady dobré praxe<text:s/></text:span><text:span text:style-name="T316">a </text:span><text:span text:style-name="T317">vyzývá<text:s/></text:span><text:span text:style-name="T318">odpovědné orgány k</text:span><text:span text:style-name="T319"><text:s/></text:span><text:span text:style-name="T320">nápravě či změně právní úpravy.</text:span><text:span text:style-name="T321"><text:s/></text:span><text:span text:style-name="T322">Na základě svých poznatků formuluje<text:s/></text:span><text:span text:style-name="T323">též</text:span><text:span text:style-name="T324"><text:s/></text:span><text:span text:style-name="T325">standardy</text:span><text:span text:style-name="T326"><text:s/>zacházení s</text:span><text:span text:style-name="T327"><text:s/></text:span><text:span text:style-name="T328">osobami</text:span><text:span text:style-name="T329">, které by měly<text:s/></text:span><text:span text:style-name="T330">být jednotlivými typy zařízení dodržovány</text:span><text:span text:style-name="T331">.<text:s/></text:span></text:p>
      <text:p text:style-name="P332"><text:span text:style-name="T333">V roce 2013 začal ochránce rovněž zveřejňovat stručné informace z</text:span><text:span text:style-name="T334"><text:s/></text:span><text:span text:style-name="T335">návštěv konkrétních zařízení, obsahující jak zjištěné nedostatky, tak dobrou praxi zařízení.</text:span><text:span text:style-name="T336"><text:s/>Souhrnné zprávy i informace z konkrétních návštěv jsou zveřejňovány na internetové adrese<text:s/></text:span><text:a xlink:href="http://www.ochrance.cz" office:target-frame-name="_top" xlink:show="replace"><text:span text:style-name="T337">www.ochrance.cz</text:span></text:a><text:span text:style-name="T338">.</text:span></text:p>
      <text:p text:style-name="P339"/>
      <text:p text:style-name="P340"/>
      <text:list text:style-name="LFO4" text:continue-numbering="true">
        <text:list-item>
          <text:p text:style-name="P341">A co<text:s/>prošetřování<text:s/>stížností<text:s/>poukazujících na špatné zacházení?</text:p>
        </text:list-item>
      </text:list>
      <text:p text:style-name="P342"><text:span text:style-name="T343">O</text:span><text:span text:style-name="T344">chránce<text:s/></text:span><text:span text:style-name="T345">obecně<text:s/></text:span><text:span text:style-name="T346">prošetřuje stížnosti</text:span><text:span text:style-name="T347"><text:s/>osob na činnost<text:s/></text:span><text:span text:style-name="T348">(nebo nečinnost)<text:s/></text:span><text:span text:style-name="T349">úřadů a dalších institucí vykonávajících státní správu</text:span><text:span text:style-name="T350"><text:s/>a těch, které jsou uvedeny v</text:span><text:span text:style-name="T351"><text:s/></text:span><text:span text:style-name="T352">zákoně o veřejném ochránci práv.</text:span><text:span text:style-name="T353"><text:s/></text:span><text:span text:style-name="T354">Do </text:span><text:span text:style-name="T355">takto vymezené působnosti</text:span><text:span text:style-name="T356"><text:s/>spadají i<text:s/></text:span><text:span text:style-name="T357">stížnosti osob omezených na svobodě orgánem veřejné moci</text:span><text:span text:style-name="T358"><text:s/></text:span><text:span text:style-name="T359">nacházejících se<text:s/></text:span><text:span text:style-name="T360">např.</text:span><text:span text:style-name="T361"><text:s/></text:span><text:span text:style-name="T362">ve věznicích</text:span><text:span text:style-name="T363">,</text:span><text:span text:style-name="T364"><text:s/>dětských</text:span><text:span text:style-name="T365"><text:s/>domovech, výchovných ústavech,</text:span><text:span text:style-name="T366"><text:s/>zařízení</text:span><text:span text:style-name="T367">ch</text:span><text:span text:style-name="T368"><text:s/></text:span><text:span text:style-name="T369">pro zajištění cizinců nebo<text:s/></text:span><text:span text:style-name="T370">zařízeních, kde se vykonává<text:s/></text:span><text:span text:style-name="T371">ochrann</text:span><text:span text:style-name="T372">é</text:span><text:span text:style-name="T373"><text:s/>léč</text:span><text:span text:style-name="T374">ení</text:span><text:span text:style-name="T375">.<text:s/></text:span></text:p>
      <text:p text:style-name="P376"><text:span text:style-name="T377">Veřejný ochránce práv<text:s/></text:span><text:span text:style-name="T378">však</text:span><text:span text:style-name="T379"><text:s/></text:span><text:span text:style-name="T380">není oprávněn</text:span><text:span text:style-name="T381"><text:s/>prošetřovat</text:span><text:span text:style-name="T382"><text:s/></text:span><text:span text:style-name="T383">individuální<text:s/></text:span><text:span text:style-name="T384">stížnosti osob, které se nacházejí<text:s/></text:span><text:span text:style-name="T385">v</text:span><text:span text:style-name="T386"><text:s/></text:span><text:span text:style-name="T387">zařízení</text:span><text:span text:style-name="T388">ch</text:span><text:span text:style-name="T389"><text:s/>sociálních služeb a zdravotnických zařízení</text:span><text:span text:style-name="T390">ch</text:span><text:span text:style-name="T391">, neboť v</text:span><text:span text:style-name="T392"><text:s/></text:span><text:span text:style-name="T393">těchto zařízeních<text:s/></text:span><text:span text:style-name="T394">pobývají na základě svého souhlasu (smlouva o poskytnutí sociální služby, souhla</text:span><text:span text:style-name="T395">s s hospitalizací).</text:span><text:span text:style-name="T396"><text:s/></text:span><text:span text:style-name="T397">Ochránce</text:span><text:span text:style-name="T398"><text:s/>ovšem</text:span><text:span text:style-name="T399"><text:s/></text:span><text:span text:style-name="T400">takto získa</text:span><text:span text:style-name="T401">né</text:span><text:span text:style-name="T402"><text:s/></text:span><text:span text:style-name="T403">p</text:span><text:span text:style-name="T404">oznatky</text:span><text:span text:style-name="T405"><text:s/></text:span><text:span text:style-name="T406">zohledňuje<text:s/></text:span><text:span text:style-name="T407">při sestavování plánu</text:span><text:span text:style-name="T408"><text:s/>systematických</text:span><text:span text:style-name="T409"><text:s/>návštěv.</text:span><text:span text:style-name="T410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ormální" style:display-name="Normální" style:family="paragraph">
      <style:text-properties fo:font-size="12pt" style:font-size-asian="12pt" style:font-size-complex="12pt" fo:hyphenate="false"/>
    </style:style>
    <style:style style:name="Standardnípísmoodstavce" style:display-name="Standardní písmo odstavce" style:family="text"/>
    <style:style style:name="Základnítextodsazený" style:display-name="Základní text odsazený" style:family="paragraph" style:parent-style-name="Normální">
      <style:paragraph-properties fo:text-align="justify" fo:margin-bottom="0.0833in" fo:text-indent="0.4923in"/>
      <style:text-properties style:font-size-complex="10pt" fo:hyphenate="false"/>
    </style:style>
    <style:style style:name="Základnítextodsazený2" style:display-name="Základní text odsazený 2" style:family="paragraph" style:parent-style-name="Normální">
      <style:paragraph-properties fo:margin-bottom="0.0833in" fo:line-height="200%" fo:margin-left="0.1965in">
        <style:tab-stops/>
      </style:paragraph-properties>
      <style:text-properties fo:hyphenate="false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ypertextovýodkaz" style:display-name="Hypertextový odkaz" style:family="text">
      <style:text-properties fo:color="#0000FF" style:text-underline-type="single" style:text-underline-style="solid" style:text-underline-width="auto" style:text-underline-mode="continuous"/>
    </style:style>
    <style:style style:name="Textpozn.podčarou" style:display-name="Text pozn. pod čarou" style:family="paragraph" style:parent-style-name="Normální">
      <style:text-properties fo:font-size="10pt" style:font-size-asian="10pt" style:font-size-complex="10pt" fo:hyphenate="false"/>
    </style:style>
    <style:style style:name="Textpozn.podčarouChar" style:display-name="Text pozn. pod čarou Char" style:family="text" style:parent-style-name="Standardnípísmoodstavce"/>
    <style:style style:name="Značkapozn.podčarou" style:display-name="Značka pozn. pod čarou" style:family="text">
      <style:text-properties style:text-position="super 65%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Rozloženídokumentu" style:display-name="Rozložení dokumentu" style:family="paragraph" style:parent-style-name="Normální">
      <style:paragraph-properties fo:background-color="#000080"/>
      <style:text-properties style:font-name="Tahoma" style:font-name-complex="Tahoma" fo:font-size="10pt" style:font-size-asian="10pt" style:font-size-complex="10pt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Times New Rom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in" text:min-label-width="0.2361in" text:list-level-position-and-space-mode="label-alignment">
          <style:list-level-label-alignment text:label-followed-by="listtab" fo:margin-left="0.2361in" fo:text-indent="-0.2361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Normální" style:family="paragraph">
      <style:paragraph-properties fo:text-align="center"/>
      <style:text-properties style:font-name="Arial" fo:font-size="8pt" style:font-size-asian="8pt" style:font-size-complex="8pt"/>
    </style:style>
    <style:style style:name="P3" style:parent-style-name="Normální" style:family="paragraph">
      <style:paragraph-properties fo:text-align="center"/>
      <style:text-properties style:font-name="Arial" fo:font-weight="bold" style:font-weight-asian="bold" fo:font-size="11pt" style:font-size-asian="11pt"/>
    </style:style>
    <style:style style:name="P4" style:parent-style-name="Normální" style:family="paragraph">
      <style:paragraph-properties fo:text-align="center"/>
    </style:style>
    <style:style style:name="T5" style:parent-style-name="Standardnípísmoodstavce" style:family="text">
      <style:text-properties style:font-name="Arial" fo:font-size="11pt" style:font-size-asian="11pt"/>
    </style:style>
    <style:style style:name="T6" style:parent-style-name="Hypertextovýodkaz" style:family="text">
      <style:text-properties style:font-name="Arial" fo:font-size="11pt" style:font-size-asian="11pt"/>
    </style:style>
    <style:style style:name="T7" style:parent-style-name="Standardnípísmoodstavce" style:family="text">
      <style:text-properties style:font-name="Arial" fo:font-size="11pt" style:font-size-asian="11pt"/>
    </style:style>
    <style:style style:name="P8" style:parent-style-name="Zápatí" style:family="paragraph"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/>
        <text:p text:style-name="P3">© Kancelář veřejného ochránce práv,<text:s/>leden<text:s/>2014</text:p>
        <text:p text:style-name="P4"><text:span text:style-name="T5">Údolní 39, 602 00 Brno, tel. 542 542 888,<text:s/></text:span><text:a xlink:href="http://www.ochrance.cz" office:target-frame-name="_top" xlink:show="replace"><text:span text:style-name="T6">www.ochrance.cz</text:span></text:a><text:span text:style-name="T7"><text:s/></text:span></text:p>
        <text:p text:style-name="P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eřejný ochránce práv a ochrana osob omezených na svobodě</dc:title>
    <dc:subject/>
    <meta:initial-creator>matyasova</meta:initial-creator>
    <dc:creator>Bádrová Pavlína Mgr.</dc:creator>
    <meta:creation-date>2018-05-04T07:41:00Z</meta:creation-date>
    <dc:date>2018-05-04T07:41:00Z</dc:date>
    <meta:print-date>2013-12-16T04:59:00Z</meta:print-date>
    <meta:template xlink:href="Normal" xlink:type="simple"/>
    <meta:editing-cycles>3</meta:editing-cycles>
    <meta:editing-duration>PT0S</meta:editing-duration>
    <meta:user-defined meta:name="datum vzniku"/>
    <meta:document-statistic meta:page-count="1" meta:paragraph-count="12" meta:word-count="889" meta:character-count="6123" meta:row-count="43" meta:non-whitespace-character-count="5246"/>
  </office:meta>
</office:document-meta>
</file>